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A DI COMPENSATIONE ALFA, Agenzia 3</text:p>
      <text:p text:style-name="P2">4, rue du Conseil-Général / Place de Neuve</text:p>
      <text:p text:style-name="P3">1204 Genève</text:p>
      <text:p text:style-name="P3"/>
      <text:p text:style-name="P2">Tel <text:s/>(022) 807.00.90</text:p>
      <text:p text:style-name="P2">Fax (022) 807.00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1-08-20T14:18:01.08</dc:date>
    <meta:print-date>2011-05-25T15:06:35</meta:print-date>
    <meta:editing-cycles>30</meta:editing-cycles>
    <meta:editing-duration>PT1H50M36S</meta:editing-duration>
    <meta:document-statistic meta:table-count="0" meta:image-count="0" meta:object-count="0" meta:page-count="1" meta:paragraph-count="5" meta:word-count="22" meta:character-count="130"/>
    <meta:user-defined meta:name="Info 1"/>
    <meta:user-defined meta:name="Info 2"/>
    <meta:user-defined meta:name="Info 3"/>
    <meta:user-defined meta:name="Info 4"/>
  </office:meta>
</office:document-meta>
</file>